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0.6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26pt solid #008000" fo:padding-bottom="0.0193in" fo:padding-left="0.0138in" fo:padding-right="0.0138in" fo:padding-top="0.0193in"/>
    </style:style>
    <style:style style:name="ce2" style:family="table-cell" style:parent-style-name="Default">
      <style:table-cell-properties fo:border="0.26pt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order="0.26pt solid #000000" fo:padding-bottom="0.0193in" fo:padding-left="0.0138in" fo:padding-right="0.0138in" fo:padding-top="0.0193in"/>
      <style:text-properties style:font-name="Liberation Sans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Angle:</text:p>
          </table:table-cell>
          <table:table-cell table:style-name="ce1" office:value-type="float" office:value="357.75">
            <text:p>357.7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egree increments: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923076923">
            <text:p>6.92307692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  <table:table-cell table:style-name="ce2" table:formula="of:=MOD([.$C$4]; [.$C$7])+([.$C$7]*[.A8])" office:value-type="float" office:value="27.75">
            <text:p>27.75</text:p>
          </table:table-cell>
          <table:table-cell table:style-name="ce3" table:formula="of:=MOD([.$C$4]; [.$D$7])+([.$D$7]*[.A8])" office:value-type="float" office:value="12.75">
            <text:p>12.75</text:p>
          </table:table-cell>
          <table:table-cell table:formula="of:=MOD([.$C$4]; [.$E$7])+([.$E$7]*[.A8])" office:value-type="float" office:value="7.75">
            <text:p>7.75</text:p>
          </table:table-cell>
          <table:table-cell table:formula="of:=MOD([.$C$4]; [.$F$7])+([.$F$7]*[.A8])" office:value-type="float" office:value="4.67307692700001">
            <text:p>4.673076927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2" table:formula="of:=MOD([.$C$4]; [.$C$7])+([.$C$7]*[.A9])" office:value-type="float" office:value="57.75">
            <text:p>57.75</text:p>
          </table:table-cell>
          <table:table-cell table:style-name="ce3" table:formula="of:=MOD([.$C$4]; [.$D$7])+([.$D$7]*[.A9])" office:value-type="float" office:value="27.75">
            <text:p>27.75</text:p>
          </table:table-cell>
          <table:table-cell table:formula="of:=MOD([.$C$4]; [.$E$7])+([.$E$7]*[.A9])" office:value-type="float" office:value="17.75">
            <text:p>17.75</text:p>
          </table:table-cell>
          <table:table-cell table:formula="of:=MOD([.$C$4]; [.$F$7])+([.$F$7]*[.A9])" office:value-type="float" office:value="11.59615385">
            <text:p>11.59615385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2" table:formula="of:=MOD([.$C$4]; [.$C$7])+([.$C$7]*[.A10])" office:value-type="float" office:value="87.75">
            <text:p>87.75</text:p>
          </table:table-cell>
          <table:table-cell table:style-name="ce3" table:formula="of:=MOD([.$C$4]; [.$D$7])+([.$D$7]*[.A10])" office:value-type="float" office:value="42.75">
            <text:p>42.75</text:p>
          </table:table-cell>
          <table:table-cell table:formula="of:=MOD([.$C$4]; [.$E$7])+([.$E$7]*[.A10])" office:value-type="float" office:value="27.75">
            <text:p>27.75</text:p>
          </table:table-cell>
          <table:table-cell table:formula="of:=MOD([.$C$4]; [.$F$7])+([.$F$7]*[.A10])" office:value-type="float" office:value="18.519230773">
            <text:p>18.519230773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2" table:formula="of:=MOD([.$C$4]; [.$C$7])+([.$C$7]*[.A11])" office:value-type="float" office:value="117.75">
            <text:p>117.75</text:p>
          </table:table-cell>
          <table:table-cell table:style-name="ce3" table:formula="of:=MOD([.$C$4]; [.$D$7])+([.$D$7]*[.A11])" office:value-type="float" office:value="57.75">
            <text:p>57.75</text:p>
          </table:table-cell>
          <table:table-cell table:formula="of:=MOD([.$C$4]; [.$E$7])+([.$E$7]*[.A11])" office:value-type="float" office:value="37.75">
            <text:p>37.75</text:p>
          </table:table-cell>
          <table:table-cell table:formula="of:=MOD([.$C$4]; [.$F$7])+([.$F$7]*[.A11])" office:value-type="float" office:value="25.442307696">
            <text:p>25.44230769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/>
          <table:table-cell table:style-name="ce2" table:formula="of:=MOD([.$C$4]; [.$C$7])+([.$C$7]*[.A12])" office:value-type="float" office:value="147.75">
            <text:p>147.75</text:p>
          </table:table-cell>
          <table:table-cell table:style-name="ce3" table:formula="of:=MOD([.$C$4]; [.$D$7])+([.$D$7]*[.A12])" office:value-type="float" office:value="72.75">
            <text:p>72.75</text:p>
          </table:table-cell>
          <table:table-cell table:formula="of:=MOD([.$C$4]; [.$E$7])+([.$E$7]*[.A12])" office:value-type="float" office:value="47.75">
            <text:p>47.75</text:p>
          </table:table-cell>
          <table:table-cell table:formula="of:=MOD([.$C$4]; [.$F$7])+([.$F$7]*[.A12])" office:value-type="float" office:value="32.365384619">
            <text:p>32.365384619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2" table:formula="of:=MOD([.$C$4]; [.$C$7])+([.$C$7]*[.A13])" office:value-type="float" office:value="177.75">
            <text:p>177.75</text:p>
          </table:table-cell>
          <table:table-cell table:style-name="ce3" table:formula="of:=MOD([.$C$4]; [.$D$7])+([.$D$7]*[.A13])" office:value-type="float" office:value="87.75">
            <text:p>87.75</text:p>
          </table:table-cell>
          <table:table-cell table:formula="of:=MOD([.$C$4]; [.$E$7])+([.$E$7]*[.A13])" office:value-type="float" office:value="57.75">
            <text:p>57.75</text:p>
          </table:table-cell>
          <table:table-cell table:formula="of:=MOD([.$C$4]; [.$F$7])+([.$F$7]*[.A13])" office:value-type="float" office:value="39.288461542">
            <text:p>39.28846154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2" table:formula="of:=MOD([.$C$4]; [.$C$7])+([.$C$7]*[.A14])" office:value-type="float" office:value="207.75">
            <text:p>207.75</text:p>
          </table:table-cell>
          <table:table-cell table:style-name="ce3" table:formula="of:=MOD([.$C$4]; [.$D$7])+([.$D$7]*[.A14])" office:value-type="float" office:value="102.75">
            <text:p>102.75</text:p>
          </table:table-cell>
          <table:table-cell table:formula="of:=MOD([.$C$4]; [.$E$7])+([.$E$7]*[.A14])" office:value-type="float" office:value="67.75">
            <text:p>67.75</text:p>
          </table:table-cell>
          <table:table-cell table:formula="of:=MOD([.$C$4]; [.$F$7])+([.$F$7]*[.A14])" office:value-type="float" office:value="46.211538465">
            <text:p>46.211538465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2" table:formula="of:=MOD([.$C$4]; [.$C$7])+([.$C$7]*[.A15])" office:value-type="float" office:value="237.75">
            <text:p>237.75</text:p>
          </table:table-cell>
          <table:table-cell table:style-name="ce3" table:formula="of:=MOD([.$C$4]; [.$D$7])+([.$D$7]*[.A15])" office:value-type="float" office:value="117.75">
            <text:p>117.75</text:p>
          </table:table-cell>
          <table:table-cell table:formula="of:=MOD([.$C$4]; [.$E$7])+([.$E$7]*[.A15])" office:value-type="float" office:value="77.75">
            <text:p>77.75</text:p>
          </table:table-cell>
          <table:table-cell table:formula="of:=MOD([.$C$4]; [.$F$7])+([.$F$7]*[.A15])" office:value-type="float" office:value="53.134615388">
            <text:p>53.134615388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2" table:formula="of:=MOD([.$C$4]; [.$C$7])+([.$C$7]*[.A16])" office:value-type="float" office:value="267.75">
            <text:p>267.75</text:p>
          </table:table-cell>
          <table:table-cell table:style-name="ce3" table:formula="of:=MOD([.$C$4]; [.$D$7])+([.$D$7]*[.A16])" office:value-type="float" office:value="132.75">
            <text:p>132.75</text:p>
          </table:table-cell>
          <table:table-cell table:formula="of:=MOD([.$C$4]; [.$E$7])+([.$E$7]*[.A16])" office:value-type="float" office:value="87.75">
            <text:p>87.75</text:p>
          </table:table-cell>
          <table:table-cell table:formula="of:=MOD([.$C$4]; [.$F$7])+([.$F$7]*[.A16])" office:value-type="float" office:value="60.057692311">
            <text:p>60.05769231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/>
          <table:table-cell table:style-name="ce2" table:formula="of:=MOD([.$C$4]; [.$C$7])+([.$C$7]*[.A17])" office:value-type="float" office:value="297.75">
            <text:p>297.75</text:p>
          </table:table-cell>
          <table:table-cell table:style-name="ce3" table:formula="of:=MOD([.$C$4]; [.$D$7])+([.$D$7]*[.A17])" office:value-type="float" office:value="147.75">
            <text:p>147.75</text:p>
          </table:table-cell>
          <table:table-cell table:formula="of:=MOD([.$C$4]; [.$E$7])+([.$E$7]*[.A17])" office:value-type="float" office:value="97.75">
            <text:p>97.75</text:p>
          </table:table-cell>
          <table:table-cell table:formula="of:=MOD([.$C$4]; [.$F$7])+([.$F$7]*[.A17])" office:value-type="float" office:value="66.980769234">
            <text:p>66.98076923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ce2" table:formula="of:=MOD([.$C$4]; [.$C$7])+([.$C$7]*[.A18])" office:value-type="float" office:value="327.75">
            <text:p>327.75</text:p>
          </table:table-cell>
          <table:table-cell table:style-name="ce3" table:formula="of:=MOD([.$C$4]; [.$D$7])+([.$D$7]*[.A18])" office:value-type="float" office:value="162.75">
            <text:p>162.75</text:p>
          </table:table-cell>
          <table:table-cell table:formula="of:=MOD([.$C$4]; [.$E$7])+([.$E$7]*[.A18])" office:value-type="float" office:value="107.75">
            <text:p>107.75</text:p>
          </table:table-cell>
          <table:table-cell table:formula="of:=MOD([.$C$4]; [.$F$7])+([.$F$7]*[.A18])" office:value-type="float" office:value="73.903846157">
            <text:p>73.903846157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2" table:formula="of:=MOD([.$C$4]; [.$C$7])+([.$C$7]*[.A19])" office:value-type="float" office:value="357.75">
            <text:p>357.75</text:p>
          </table:table-cell>
          <table:table-cell table:style-name="ce3" table:formula="of:=MOD([.$C$4]; [.$D$7])+([.$D$7]*[.A19])" office:value-type="float" office:value="177.75">
            <text:p>177.75</text:p>
          </table:table-cell>
          <table:table-cell table:formula="of:=MOD([.$C$4]; [.$E$7])+([.$E$7]*[.A19])" office:value-type="float" office:value="117.75">
            <text:p>117.75</text:p>
          </table:table-cell>
          <table:table-cell table:formula="of:=MOD([.$C$4]; [.$F$7])+([.$F$7]*[.A19])" office:value-type="float" office:value="80.82692308">
            <text:p>80.82692308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2" table:formula="of:=MOD([.$C$4]; [.$C$7])+([.$C$7]*[.A20])" office:value-type="float" office:value="387.75">
            <text:p>387.75</text:p>
          </table:table-cell>
          <table:table-cell table:style-name="ce3" table:formula="of:=MOD([.$C$4]; [.$D$7])+([.$D$7]*[.A20])" office:value-type="float" office:value="192.75">
            <text:p>192.75</text:p>
          </table:table-cell>
          <table:table-cell table:formula="of:=MOD([.$C$4]; [.$E$7])+([.$E$7]*[.A20])" office:value-type="float" office:value="127.75">
            <text:p>127.75</text:p>
          </table:table-cell>
          <table:table-cell table:formula="of:=MOD([.$C$4]; [.$F$7])+([.$F$7]*[.A20])" office:value-type="float" office:value="87.750000003">
            <text:p>87.750000003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3" table:formula="of:=MOD([.$C$4]; [.$D$7])+([.$D$7]*[.A21])" office:value-type="float" office:value="207.75">
            <text:p>207.75</text:p>
          </table:table-cell>
          <table:table-cell table:formula="of:=MOD([.$C$4]; [.$E$7])+([.$E$7]*[.A21])" office:value-type="float" office:value="137.75">
            <text:p>137.75</text:p>
          </table:table-cell>
          <table:table-cell table:formula="of:=MOD([.$C$4]; [.$F$7])+([.$F$7]*[.A21])" office:value-type="float" office:value="94.673076926">
            <text:p>94.67307692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3" table:formula="of:=MOD([.$C$4]; [.$D$7])+([.$D$7]*[.A22])" office:value-type="float" office:value="222.75">
            <text:p>222.75</text:p>
          </table:table-cell>
          <table:table-cell table:formula="of:=MOD([.$C$4]; [.$E$7])+([.$E$7]*[.A22])" office:value-type="float" office:value="147.75">
            <text:p>147.75</text:p>
          </table:table-cell>
          <table:table-cell table:formula="of:=MOD([.$C$4]; [.$F$7])+([.$F$7]*[.A22])" office:value-type="float" office:value="101.596153849">
            <text:p>101.596153849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style-name="ce3" table:formula="of:=MOD([.$C$4]; [.$D$7])+([.$D$7]*[.A23])" office:value-type="float" office:value="237.75">
            <text:p>237.75</text:p>
          </table:table-cell>
          <table:table-cell table:formula="of:=MOD([.$C$4]; [.$E$7])+([.$E$7]*[.A23])" office:value-type="float" office:value="157.75">
            <text:p>157.75</text:p>
          </table:table-cell>
          <table:table-cell table:formula="of:=MOD([.$C$4]; [.$F$7])+([.$F$7]*[.A23])" office:value-type="float" office:value="108.519230772">
            <text:p>108.51923077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3" table:formula="of:=MOD([.$C$4]; [.$D$7])+([.$D$7]*[.A24])" office:value-type="float" office:value="252.75">
            <text:p>252.75</text:p>
          </table:table-cell>
          <table:table-cell table:formula="of:=MOD([.$C$4]; [.$E$7])+([.$E$7]*[.A24])" office:value-type="float" office:value="167.75">
            <text:p>167.75</text:p>
          </table:table-cell>
          <table:table-cell table:formula="of:=MOD([.$C$4]; [.$F$7])+([.$F$7]*[.A24])" office:value-type="float" office:value="115.442307695">
            <text:p>115.44230769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3" table:formula="of:=MOD([.$C$4]; [.$D$7])+([.$D$7]*[.A25])" office:value-type="float" office:value="267.75">
            <text:p>267.75</text:p>
          </table:table-cell>
          <table:table-cell table:formula="of:=MOD([.$C$4]; [.$E$7])+([.$E$7]*[.A25])" office:value-type="float" office:value="177.75">
            <text:p>177.75</text:p>
          </table:table-cell>
          <table:table-cell table:formula="of:=MOD([.$C$4]; [.$F$7])+([.$F$7]*[.A25])" office:value-type="float" office:value="122.365384618">
            <text:p>122.365384618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3" table:formula="of:=MOD([.$C$4]; [.$D$7])+([.$D$7]*[.A26])" office:value-type="float" office:value="282.75">
            <text:p>282.75</text:p>
          </table:table-cell>
          <table:table-cell table:formula="of:=MOD([.$C$4]; [.$E$7])+([.$E$7]*[.A26])" office:value-type="float" office:value="187.75">
            <text:p>187.75</text:p>
          </table:table-cell>
          <table:table-cell table:formula="of:=MOD([.$C$4]; [.$F$7])+([.$F$7]*[.A26])" office:value-type="float" office:value="129.288461541">
            <text:p>129.288461541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3" table:formula="of:=MOD([.$C$4]; [.$D$7])+([.$D$7]*[.A27])" office:value-type="float" office:value="297.75">
            <text:p>297.75</text:p>
          </table:table-cell>
          <table:table-cell table:formula="of:=MOD([.$C$4]; [.$E$7])+([.$E$7]*[.A27])" office:value-type="float" office:value="197.75">
            <text:p>197.75</text:p>
          </table:table-cell>
          <table:table-cell table:formula="of:=MOD([.$C$4]; [.$F$7])+([.$F$7]*[.A27])" office:value-type="float" office:value="136.211538464">
            <text:p>136.211538464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3" table:formula="of:=MOD([.$C$4]; [.$D$7])+([.$D$7]*[.A28])" office:value-type="float" office:value="312.75">
            <text:p>312.75</text:p>
          </table:table-cell>
          <table:table-cell table:formula="of:=MOD([.$C$4]; [.$E$7])+([.$E$7]*[.A28])" office:value-type="float" office:value="207.75">
            <text:p>207.75</text:p>
          </table:table-cell>
          <table:table-cell table:formula="of:=MOD([.$C$4]; [.$F$7])+([.$F$7]*[.A28])" office:value-type="float" office:value="143.134615387">
            <text:p>143.134615387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  <table:table-cell table:style-name="ce3" table:formula="of:=MOD([.$C$4]; [.$D$7])+([.$D$7]*[.A29])" office:value-type="float" office:value="327.75">
            <text:p>327.75</text:p>
          </table:table-cell>
          <table:table-cell table:formula="of:=MOD([.$C$4]; [.$E$7])+([.$E$7]*[.A29])" office:value-type="float" office:value="217.75">
            <text:p>217.75</text:p>
          </table:table-cell>
          <table:table-cell table:formula="of:=MOD([.$C$4]; [.$F$7])+([.$F$7]*[.A29])" office:value-type="float" office:value="150.05769231">
            <text:p>150.0576923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3" table:formula="of:=MOD([.$C$4]; [.$D$7])+([.$D$7]*[.A30])" office:value-type="float" office:value="342.75">
            <text:p>342.75</text:p>
          </table:table-cell>
          <table:table-cell table:formula="of:=MOD([.$C$4]; [.$E$7])+([.$E$7]*[.A30])" office:value-type="float" office:value="227.75">
            <text:p>227.75</text:p>
          </table:table-cell>
          <table:table-cell table:formula="of:=MOD([.$C$4]; [.$F$7])+([.$F$7]*[.A30])" office:value-type="float" office:value="156.980769233">
            <text:p>156.980769233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table:style-name="ce3" table:formula="of:=MOD([.$C$4]; [.$D$7])+([.$D$7]*[.A31])" office:value-type="float" office:value="357.75">
            <text:p>357.75</text:p>
          </table:table-cell>
          <table:table-cell table:formula="of:=MOD([.$C$4]; [.$E$7])+([.$E$7]*[.A31])" office:value-type="float" office:value="237.75">
            <text:p>237.75</text:p>
          </table:table-cell>
          <table:table-cell table:formula="of:=MOD([.$C$4]; [.$F$7])+([.$F$7]*[.A31])" office:value-type="float" office:value="163.903846156">
            <text:p>163.90384615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3" table:formula="of:=MOD([.$C$4]; [.$D$7])+([.$D$7]*[.A32])" office:value-type="float" office:value="372.75">
            <text:p>372.75</text:p>
          </table:table-cell>
          <table:table-cell table:formula="of:=MOD([.$C$4]; [.$E$7])+([.$E$7]*[.A32])" office:value-type="float" office:value="247.75">
            <text:p>247.75</text:p>
          </table:table-cell>
          <table:table-cell table:formula="of:=MOD([.$C$4]; [.$F$7])+([.$F$7]*[.A32])" office:value-type="float" office:value="170.826923079">
            <text:p>170.826923079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table:formula="of:=MOD([.$C$4]; [.$E$7])+([.$E$7]*[.A33])" office:value-type="float" office:value="257.75">
            <text:p>257.75</text:p>
          </table:table-cell>
          <table:table-cell table:formula="of:=MOD([.$C$4]; [.$F$7])+([.$F$7]*[.A33])" office:value-type="float" office:value="177.750000002">
            <text:p>177.750000002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table:formula="of:=MOD([.$C$4]; [.$E$7])+([.$E$7]*[.A34])" office:value-type="float" office:value="267.75">
            <text:p>267.75</text:p>
          </table:table-cell>
          <table:table-cell table:formula="of:=MOD([.$C$4]; [.$F$7])+([.$F$7]*[.A34])" office:value-type="float" office:value="184.673076925">
            <text:p>184.673076925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number-columns-repeated="3"/>
          <table:table-cell table:formula="of:=MOD([.$C$4]; [.$E$7])+([.$E$7]*[.A35])" office:value-type="float" office:value="277.75">
            <text:p>277.75</text:p>
          </table:table-cell>
          <table:table-cell table:formula="of:=MOD([.$C$4]; [.$F$7])+([.$F$7]*[.A35])" office:value-type="float" office:value="191.596153848">
            <text:p>191.596153848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number-columns-repeated="3"/>
          <table:table-cell table:formula="of:=MOD([.$C$4]; [.$E$7])+([.$E$7]*[.A36])" office:value-type="float" office:value="287.75">
            <text:p>287.75</text:p>
          </table:table-cell>
          <table:table-cell table:formula="of:=MOD([.$C$4]; [.$F$7])+([.$F$7]*[.A36])" office:value-type="float" office:value="198.519230771">
            <text:p>198.519230771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table:formula="of:=MOD([.$C$4]; [.$E$7])+([.$E$7]*[.A37])" office:value-type="float" office:value="297.75">
            <text:p>297.75</text:p>
          </table:table-cell>
          <table:table-cell table:formula="of:=MOD([.$C$4]; [.$F$7])+([.$F$7]*[.A37])" office:value-type="float" office:value="205.442307694">
            <text:p>205.442307694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table:formula="of:=MOD([.$C$4]; [.$E$7])+([.$E$7]*[.A38])" office:value-type="float" office:value="307.75">
            <text:p>307.75</text:p>
          </table:table-cell>
          <table:table-cell table:formula="of:=MOD([.$C$4]; [.$F$7])+([.$F$7]*[.A38])" office:value-type="float" office:value="212.365384617">
            <text:p>212.365384617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number-columns-repeated="3"/>
          <table:table-cell table:formula="of:=MOD([.$C$4]; [.$E$7])+([.$E$7]*[.A39])" office:value-type="float" office:value="317.75">
            <text:p>317.75</text:p>
          </table:table-cell>
          <table:table-cell table:formula="of:=MOD([.$C$4]; [.$F$7])+([.$F$7]*[.A39])" office:value-type="float" office:value="219.28846154">
            <text:p>219.2884615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table:formula="of:=MOD([.$C$4]; [.$E$7])+([.$E$7]*[.A40])" office:value-type="float" office:value="327.75">
            <text:p>327.75</text:p>
          </table:table-cell>
          <table:table-cell table:formula="of:=MOD([.$C$4]; [.$F$7])+([.$F$7]*[.A40])" office:value-type="float" office:value="226.211538463">
            <text:p>226.211538463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number-columns-repeated="3"/>
          <table:table-cell table:formula="of:=MOD([.$C$4]; [.$E$7])+([.$E$7]*[.A41])" office:value-type="float" office:value="337.75">
            <text:p>337.75</text:p>
          </table:table-cell>
          <table:table-cell table:formula="of:=MOD([.$C$4]; [.$F$7])+([.$F$7]*[.A41])" office:value-type="float" office:value="233.134615386">
            <text:p>233.13461538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table:formula="of:=MOD([.$C$4]; [.$E$7])+([.$E$7]*[.A42])" office:value-type="float" office:value="347.75">
            <text:p>347.75</text:p>
          </table:table-cell>
          <table:table-cell table:formula="of:=MOD([.$C$4]; [.$F$7])+([.$F$7]*[.A42])" office:value-type="float" office:value="240.057692309">
            <text:p>240.057692309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number-columns-repeated="3"/>
          <table:table-cell table:formula="of:=MOD([.$C$4]; [.$E$7])+([.$E$7]*[.A43])" office:value-type="float" office:value="357.75">
            <text:p>357.75</text:p>
          </table:table-cell>
          <table:table-cell table:formula="of:=MOD([.$C$4]; [.$F$7])+([.$F$7]*[.A43])" office:value-type="float" office:value="246.980769232">
            <text:p>246.98076923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table:formula="of:=MOD([.$C$4]; [.$E$7])+([.$E$7]*[.A44])" office:value-type="float" office:value="367.75">
            <text:p>367.75</text:p>
          </table:table-cell>
          <table:table-cell table:formula="of:=MOD([.$C$4]; [.$F$7])+([.$F$7]*[.A44])" office:value-type="float" office:value="253.903846155">
            <text:p>253.903846155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number-columns-repeated="3"/>
          <table:table-cell table:style-name="Default"/>
          <table:table-cell table:formula="of:=MOD([.$C$4]; [.$F$7])+([.$F$7]*[.A45])" office:value-type="float" office:value="260.826923078">
            <text:p>260.826923078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table:style-name="Default"/>
          <table:table-cell table:formula="of:=MOD([.$C$4]; [.$F$7])+([.$F$7]*[.A46])" office:value-type="float" office:value="267.750000001">
            <text:p>267.750000001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number-columns-repeated="3"/>
          <table:table-cell table:style-name="Default"/>
          <table:table-cell table:formula="of:=MOD([.$C$4]; [.$F$7])+([.$F$7]*[.A47])" office:value-type="float" office:value="274.673076924">
            <text:p>274.673076924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table:style-name="Default"/>
          <table:table-cell table:formula="of:=MOD([.$C$4]; [.$F$7])+([.$F$7]*[.A48])" office:value-type="float" office:value="281.596153847">
            <text:p>281.596153847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table:style-name="Default"/>
          <table:table-cell table:formula="of:=MOD([.$C$4]; [.$F$7])+([.$F$7]*[.A49])" office:value-type="float" office:value="288.51923077">
            <text:p>288.51923077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number-columns-repeated="3"/>
          <table:table-cell table:style-name="Default"/>
          <table:table-cell table:formula="of:=MOD([.$C$4]; [.$F$7])+([.$F$7]*[.A50])" office:value-type="float" office:value="295.442307693">
            <text:p>295.442307693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table:style-name="Default"/>
          <table:table-cell table:formula="of:=MOD([.$C$4]; [.$F$7])+([.$F$7]*[.A51])" office:value-type="float" office:value="302.365384616">
            <text:p>302.36538461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table:style-name="Default"/>
          <table:table-cell table:formula="of:=MOD([.$C$4]; [.$F$7])+([.$F$7]*[.A52])" office:value-type="float" office:value="309.288461539">
            <text:p>309.288461539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  <table:table-cell table:style-name="Default"/>
          <table:table-cell table:formula="of:=MOD([.$C$4]; [.$F$7])+([.$F$7]*[.A53])" office:value-type="float" office:value="316.211538462">
            <text:p>316.211538462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table:style-name="Default"/>
          <table:table-cell table:formula="of:=MOD([.$C$4]; [.$F$7])+([.$F$7]*[.A54])" office:value-type="float" office:value="323.134615385">
            <text:p>323.134615385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table:style-name="Default"/>
          <table:table-cell table:formula="of:=MOD([.$C$4]; [.$F$7])+([.$F$7]*[.A55])" office:value-type="float" office:value="330.057692308">
            <text:p>330.057692308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  <table:table-cell table:style-name="Default"/>
          <table:table-cell table:formula="of:=MOD([.$C$4]; [.$F$7])+([.$F$7]*[.A56])" office:value-type="float" office:value="336.980769231">
            <text:p>336.980769231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table:style-name="Default"/>
          <table:table-cell table:formula="of:=MOD([.$C$4]; [.$F$7])+([.$F$7]*[.A57])" office:value-type="float" office:value="343.903846154">
            <text:p>343.903846154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  <table:table-cell table:style-name="Default"/>
          <table:table-cell table:formula="of:=MOD([.$C$4]; [.$F$7])+([.$F$7]*[.A58])" office:value-type="float" office:value="350.826923077">
            <text:p>350.826923077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table:style-name="Default"/>
          <table:table-cell table:formula="of:=MOD([.$C$4]; [.$F$7])+([.$F$7]*[.A59])" office:value-type="float" office:value="357.75">
            <text:p>357.75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table:style-name="Default"/>
          <table:table-cell table:formula="of:=MOD([.$C$4]; [.$F$7])+([.$F$7]*[.A60])" office:value-type="float" office:value="364.673076923">
            <text:p>364.673076923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00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22:55:37</meta:creation-date>
    <dc:date>2012-08-02T00:11:34</dc:date>
    <meta:editing-duration>PT1H15M35S</meta:editing-duration>
    <meta:editing-cycles>2</meta:editing-cycles>
    <meta:generator>LibreOffice/3.4$Unix LibreOffice_project/340m1$Build-1206</meta:generator>
    <meta:document-statistic meta:table-count="3" meta:cell-count="191" meta:object-count="0"/>
  </office:meta>
</office:document-meta>
</file>